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bb87" officeooo:paragraph-rsid="000abb87"/>
    </style:style>
    <style:style style:name="P2" style:family="paragraph" style:parent-style-name="Standard">
      <style:text-properties officeooo:rsid="000abb87" officeooo:paragraph-rsid="000ba3c6"/>
    </style:style>
    <style:style style:name="T1" style:family="text">
      <style:text-properties officeooo:rsid="000ba3c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труктура.</text:p>
      <text:p text:style-name="P1">Структура модульная. На данный момент работает 3 модуля, автозапускаемые с помощью sh (starter.sh) и 3 интерфейса полностью разграниченные. </text:p>
      <text:p text:style-name="P1">Модули:</text:p>
      <text:p text:style-name="P1">-мониторинга записи recjrd</text:p>
      <text:p text:style-name="P1">-мониторинга события в кадре modect</text:p>
      <text:p text:style-name="P1">-сборщика события.</text:p>
      <text:p text:style-name="P1">Интерфейсы:</text:p>
      <text:p text:style-name="P1">-аппаратный интерфейс</text:p>
      <text:p text:style-name="P1">-веб-интерфейс пользователя</text:p>
      <text:p text:style-name="P1">-веб-интерфейс администратора.</text:p>
      <text:p text:style-name="P1"/>
      <text:p text:style-name="P1">Все изображения храняться в папке images, стили в папке CSS (style – пользовательский, style_tools – административный, style-settings – стиль модальных окон). Корень приложения содержит папку admin, в которой расположен интерфейс администратора, в папке модули хранятся модули.</text:p>
      <text:p text:style-name="P1"/>
      <text:p text:style-name="P1">Язык, используемый для приложения PHP + bash + html и остальные прикладные языки (JS, HTML, CSS).</text:p>
      <text:p text:style-name="P1"/>
      <text:p text:style-name="P1">Модуль record.</text:p>
      <text:p text:style-name="P1">Модуль состоит из основной страницы, в которой происходит инициализация всех устройств, внесенных в систему, на данный момент <text:s/>технические неполадки сети и оборудования никак не отслеживаются на программном уровне. Далее параметрры устройства передаются ядру модуля, который проверяет наличие записи и длительность записи в соответствии с конфигурацией системы. Запись с устройств ведется в фоновом режиме, при превыщении заданного времени запись начинается под новым процессом в новый файл, старый же файл может быть использован модулем сбора события для расширения временного интервала события. </text:p>
      <text:p text:style-name="P1">На этом этапе класс record независим ни от каких внешних функций, кроме циклического стартера. </text:p>
      <text:p text:style-name="P1">Модуль вызывается как при запуске приложения, так и при процедуре завершения процесса.</text:p>
      <text:p text:style-name="P1">В работе используется стандартный ffmpeg системы. Запись пишется в файл avi в modules/record/devices/NANE OF DEVICE/record.avi, при перезапуске старая копия пересохраняется под другим именем record_old.avi. <text:span text:style-name="T1">Пид процесса хранится там же.</text:span></text:p>
      <text:p text:style-name="P1"/>
      <text:p text:style-name="P1">Модуль modect.</text:p>
      <text:p text:style-name="P1">Используется для определения движения в кадре. При работе использует imagic библиотеку сервера apache. После старта записи в цикле запускается этот модуль. Посредством ffmpeg он последовательно получает изображения из записи с интервалом 1-5 секунд, в зависимости от загруженности системы. Сравнивает их и регистрирует при необходимости начало или окончание записи события. Само событие формируется в другом модуле. </text:p>
      <text:p text:style-name="P1">Представлен модуль скриптом перебора доступных устройств и классом modect, содержащим следующие базовые функции: Start, End – то есть регистрация начала события, и регистрация конца события.</text:p>
      <text:p text:style-name="P2">Изображения собранные из записи при каждом цикле удаляются с помощью перебора массива файлов, имеющих расширения jpg, при том остаются только 2 младших. Все изображения технически хранятся в директории <text:s/>modules/record/devices/NANE OF DEVICE/ <text:span text:style-name="T1">и имеют вид frzme_1\frame_2. С временем в имени. Пиды процессов хранятся в тойже директории.</text:span></text:p>
      <text:p text:style-name="P1"/>
      <text:p text:style-name="P1">Модуль event.</text:p>
      <text:p text:style-name="P1"><text:soft-page-break/>Как и все предыдущие модули запускает циклическим системным запуском и никак не зависит от других модулей, за исключением создания среды для его работ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12:47:07.734450380</meta:creation-date>
    <meta:editing-duration>PT21H24M27S</meta:editing-duration>
    <meta:editing-cycles>2</meta:editing-cycles>
    <meta:generator>LibreOffice/5.1.4.2$Linux_X86_64 LibreOffice_project/10m0$Build-2</meta:generator>
    <dc:date>2016-10-12T10:21:42.784162133</dc:date>
    <meta:document-statistic meta:table-count="0" meta:image-count="0" meta:object-count="0" meta:page-count="2" meta:paragraph-count="23" meta:word-count="373" meta:character-count="2846" meta:non-whitespace-character-count="2486"/>
  </office:meta>
</office:document-meta>
</file>